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fill-color="#004586" draw:textarea-horizontal-align="justify" draw:textarea-vertical-align="middle" draw:auto-grow-height="false" fo:min-height="1.239cm" fo:min-width="2.374cm"/>
    </style:style>
    <style:style style:name="gr2" style:family="graphic" style:parent-style-name="standard">
      <style:graphic-properties svg:stroke-width="0.102cm" svg:stroke-color="#000000" draw:marker-start="Arrowheads_20_1" draw:textarea-horizontal-align="justify" draw:textarea-vertical-align="middle" draw:auto-grow-height="false" fo:min-height="0.791cm" fo:min-width="3.716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="Arrowheads_20_1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.254cm" draw:marker-start-width="0.579cm" draw:marker-end-width="0.579cm" draw:fill-color="#aea79f" draw:textarea-horizontal-align="justify" draw:textarea-vertical-align="middle" draw:auto-grow-height="false" fo:min-height="2.421cm" fo:min-width="3.822cm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102cm" svg:stroke-color="#000000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ea79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2cm" svg:height="2.105cm" svg:x="23.467cm" svg:y="10.044cm">
          <text:p text:style-name="P1">Progra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318cm" svg:height="1.143cm" svg:x="18.121cm" svg:y="10.525cm">
          <text:p text:style-name="P1"><text:span text:style-name="T1">Standard inpu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3.288cm" svg:y1="11.096cm" svg:x2="22.564cm" svg:y2="11.096cm">
          <text:p/>
        </draw:line>
        <draw:custom-shape draw:style-name="gr4" draw:text-style-name="P5" draw:layer="layout" svg:width="4.572cm" svg:height="2.921cm" svg:x="33.893cm" svg:y="9.636cm">
          <text:p text:style-name="P1">Screen</text:p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3" draw:layer="layout" svg:width="4.318cm" svg:height="1.143cm" svg:x="28.56cm" svg:y="9.826cm">
              <text:p text:style-name="P1"><text:span text:style-name="T1">Standard ou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4.318cm" svg:height="1.143cm" svg:x="28.56cm" svg:y="11.223cm">
              <text:p text:style-name="P1"><text:span text:style-name="T1">Standard err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5" draw:text-style-name="P4" draw:layer="layout" svg:x1="27.416cm" svg:y1="11.796cm" svg:x2="28.432cm" svg:y2="11.796cm">
            <text:p/>
          </draw:line>
          <draw:line draw:style-name="gr5" draw:text-style-name="P4" draw:layer="layout" svg:x1="27.416cm" svg:y1="10.397cm" svg:x2="28.432cm" svg:y2="10.397cm">
            <text:p/>
          </draw:line>
        </draw:g>
        <draw:line draw:style-name="gr3" draw:text-style-name="P4" draw:layer="layout" svg:x1="33.766cm" svg:y1="10.398cm" svg:x2="33.042cm" svg:y2="10.398cm">
          <text:p/>
        </draw:line>
        <draw:line draw:style-name="gr3" draw:text-style-name="P4" draw:layer="layout" svg:x1="33.741cm" svg:y1="11.798cm" svg:x2="33.017cm" svg:y2="11.7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Kerner</meta:initial-creator>
    <meta:creation-date>2015-12-02T13:04:07.911391990</meta:creation-date>
    <dc:date>2015-12-02T17:33:02.998614693</dc:date>
    <dc:creator>Alexander Kerner</dc:creator>
    <meta:editing-duration>PT12M45S</meta:editing-duration>
    <meta:editing-cycles>3</meta:editing-cycles>
    <meta:generator>LibreOffice/4.4.3.2$Linux_X86_64 LibreOffice_project/40m0$Build-2</meta:generator>
    <meta:document-statistic meta:object-count="12"/>
  </office:meta>
</office:document-meta>
</file>